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rsid="0010af31" officeooo:paragraph-rsid="0010af31"/>
    </style:style>
    <style:style style:name="T1" style:family="text">
      <style:text-properties fo:color="#00800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yalias key and pwd - <text:span text:style-name="T1">codebrew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5:11:03.662813021</meta:creation-date>
    <dc:date>2020-06-26T15:29:35.993625723</dc:date>
    <meta:editing-duration>PT8M22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5.1.6.2$Linux_X86_64 LibreOffice_project/10m0$Build-2</meta:generator>
  </office:meta>
</office:document-meta>
</file>